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5000001C2000001C2AB04F31198881129.svg" manifest:media-type="image/svg+xml"/>
  <manifest:file-entry manifest:full-path="Pictures/1000020100000011000000116B701DB033E72808.png" manifest:media-type="image/png"/>
  <manifest:file-entry manifest:full-path="Pictures/100001BD000001C2000001C24B07E66EE17483E4.svg" manifest:media-type="image/svg+xml"/>
  <manifest:file-entry manifest:full-path="Pictures/10000201000000110000001156A19C6FB6F657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moodle.insa-lyon.fr/mod/quiz/review.php?attempt=604555&amp;cmid=5507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moodle.insa-lyon.fr/course/jumpto.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moodle.insa-lyon.fr/course/jumpto.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section text:style-name="Sect1" text:name="q1">
        <text:p text:style-name="P6">Correct</text:p>
        <text:p text:style-name="P6">Note de 1,00 sur 1,00</text:p>
        <text:section text:style-name="Sect1" text:name="yui_3_17_2_1_1582532285572_35">
          <text:p text:style-name="P6">Marquer la question</text:p>
        </text:section>
        <text:h text:style-name="Heading_20_4" text:outline-level="4">Texte de la question</text:h>
        <text:p text:style-name="P6">Soit le texte suivant : « La technologie ADSL fait appel à la notion de sous porteuse : la bande de fréquences comprise entre 0 MHz et 1,1 MHz environ est divisée en 255 intervalles de 4,3125kHz . À chaque intervalle est associée une sous-porteuse, qui donne un signal modulé ». Dans cette description tirée de Wikipédia, quelle information est nécessaire pour évaluer la fréquence de signalisation utilisable pour un canal</text:p>
        <text:p text:style-name="P6">Veuillez choisir une réponse :</text:p>
        <text:p text:style-name="P6">Division en 255 intervalles </text:p>
        <text:p text:style-name="P6">Chaque intervalle est associé à une sous-porteuse qui donne un signal modulé </text:p>
        <text:p text:style-name="P6">Intervalle de 4,3125 kHz <draw:frame draw:style-name="fr1" draw:name="Image1" text:anchor-type="as-char" svg:width="0.45cm" svg:height="0.45cm" draw:z-index="0"><draw:image xlink:href="Pictures/100001BD000001C2000001C24B07E66EE17483E4.svg" xlink:type="simple" xlink:show="embed" xlink:actuate="onLoad" loext:mime-type="image/svg+xml"/><draw:image xlink:href="Pictures/10000201000000110000001156A19C6FB6F657CE.png" xlink:type="simple" xlink:show="embed" xlink:actuate="onLoad"/><svg:title>Correct</svg:title></draw:frame></text:p>
        <text:p text:style-name="Text_20_body">Bande de fréquence de 0 Hz à 1,1 MHz </text:p>
        <text:h text:style-name="Heading_20_4" text:outline-level="4">Feedback</text:h>
        <text:p text:style-name="P6">La réponse correcte est : Intervalle de 4,3125 kHz</text:p>
      </text:section>
      <text:section text:style-name="Sect1" text:name="q2">
        <text:h text:style-name="Heading_20_3" text:outline-level="3">Question 2</text:h>
        <text:p text:style-name="P6">Incorrect</text:p>
        <text:p text:style-name="P6">Note de 0,00 sur 1,00</text:p>
        <text:section text:style-name="Sect1" text:name="yui_3_17_2_1_1582532285572_44">
          <text:p text:style-name="P6">Marquer la question</text:p>
        </text:section>
        <text:h text:style-name="Heading_20_4" text:outline-level="4">Texte de la question</text:h>
        <text:p text:style-name="P6">Quel est le rapport entre la fréquence de signalisation FS et la bande passante FC ? (le marqueur decimal est le .)</text:p>
        <text:p text:style-name="Text_20_body"><draw:frame draw:style-name="fr1" draw:name="Image2" text:anchor-type="as-char" svg:width="0.45cm" svg:height="0.45cm" draw:z-index="1"><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h text:style-name="Heading_20_4" text:outline-level="4">Feedback</text:h>
        <text:p text:style-name="P6">La réponse correcte est : 2</text:p>
      </text:section>
      <text:section text:style-name="Sect1" text:name="q3">
        <text:h text:style-name="Heading_20_3" text:outline-level="3">Question 3</text:h>
        <text:p text:style-name="P6">Correct</text:p>
        <text:p text:style-name="P6">Note de 1,00 sur 1,00</text:p>
        <text:section text:style-name="Sect1" text:name="yui_3_17_2_1_1582532285572_53">
          <text:p text:style-name="P6">Marquer la question</text:p>
        </text:section>
        <text:h text:style-name="Heading_20_4" text:outline-level="4">Texte de la question</text:h>
        <text:p text:style-name="P6">La quantité d’information maximale transportable par un signal depend</text:p>
        <text:p text:style-name="P6">Veuillez choisir une réponse :</text:p>
        <text:p text:style-name="P6">Du ratio Signal / Bruit <draw:frame draw:style-name="fr1" draw:name="Image3" text:anchor-type="as-char" svg:width="0.45cm" svg:height="0.45cm" draw:z-index="2"><draw:image xlink:href="Pictures/100001BD000001C2000001C24B07E66EE17483E4.svg" xlink:type="simple" xlink:show="embed" xlink:actuate="onLoad" loext:mime-type="image/svg+xml"/><draw:image xlink:href="Pictures/10000201000000110000001156A19C6FB6F657CE.png" xlink:type="simple" xlink:show="embed" xlink:actuate="onLoad"/><svg:title>Correct</svg:title></draw:frame></text:p>
        <text:p text:style-name="P6">Uniquement de la puissance du signal </text:p>
        <text:p text:style-name="Text_20_body">Uniquement du niveau de bruit ambient </text:p>
        <text:h text:style-name="Heading_20_4" text:outline-level="4"><text:soft-page-break/>Feedback</text:h>
        <text:p text:style-name="P6">La réponse correcte est : Du ratio Signal / Bruit</text:p>
      </text:section>
      <text:section text:style-name="Sect1" text:name="q4">
        <text:h text:style-name="Heading_20_3" text:outline-level="3">Question 4</text:h>
        <text:p text:style-name="P6">Incorrect</text:p>
        <text:p text:style-name="P6">Note de 0,00 sur 1,00</text:p>
        <text:section text:style-name="Sect1" text:name="yui_3_17_2_1_1582532285572_62">
          <text:p text:style-name="P6">Marquer la question</text:p>
        </text:section>
        <text:section text:style-name="Sect1" text:name="yui_3_17_2_1_1582532285572_166">
          <text:h text:style-name="Heading_20_4" text:outline-level="4">Texte de la question</text:h>
          <text:p text:style-name="P6">Soit le texte suivant : « La technologie ADSL fait appel à la notion de sous porteuse : la bande de fréquences comprise entre 0MHz et environ 1,1MHz est divisée en 255 intervalles de 4,3125kHz . À chaque intervalle est associée une sous-porteuse, qui donne un signal modulé ».Si on ajoute la puissance du signal et la puissance observée du bruit, que devez vous calculer pour identifier le codage utilisable sur un canal ?</text:p>
          <text:p text:style-name="P6">Veuillez choisir une réponse :</text:p>
          <text:p text:style-name="P6">Calcul de S/B et la capacité du codage en nombre de bits </text:p>
          <text:p text:style-name="P6">Calcul de FS et la capacité du codage en nombre de bits </text:p>
          <text:p text:style-name="P6">Rien: aucun calcul est nécessaire </text:p>
          <text:p text:style-name="P6">Calcul de I et la capacité du codage en nombre de bits <draw:frame draw:style-name="fr1" draw:name="Image4" text:anchor-type="as-char" svg:width="0.45cm" svg:height="0.45cm" draw:z-index="3"><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p text:style-name="P6">Calcul de FS, I et la capacité du codage en nombre de bits </text:p>
          <text:p text:style-name="P6">Calcul de FS, I, S/B et la capacité du codage en nombre de bits </text:p>
          <text:p text:style-name="P6">Calcul de I, S/B et la capacité du codage en nombre de bits </text:p>
          <text:p text:style-name="P6">Calcul de FS, S/B et la capacité du codage en nombre de bits </text:p>
          <text:section text:style-name="Sect1" text:name="yui_3_17_2_1_1582532285572_165">
            <text:h text:style-name="Heading_20_4" text:outline-level="4">Feedback</text:h>
            <text:section text:style-name="Sect1" text:name="yui_3_17_2_1_1582532285572_164">
              <text:p text:style-name="Text_20_body"/>
              <text:section text:style-name="Sect1" text:name="yui_3_17_2_1_1582532285572_163">
                <text:p text:style-name="Text_20_body">La réponse correcte est : Calcul de I, S/B et la capacité du codage en nombre de bits</text:p>
              </text:section>
            </text:section>
          </text:section>
        </text:section>
      </text:section>
      <text:section text:style-name="Sect1" text:name="q5">
        <text:h text:style-name="Heading_20_3" text:outline-level="3">Question 5</text:h>
        <text:p text:style-name="P6">Incorrect</text:p>
        <text:p text:style-name="P6">Note de 0,00 sur 1,00</text:p>
        <text:section text:style-name="Sect1" text:name="yui_3_17_2_1_1582532285572_71">
          <text:p text:style-name="P6">Marquer la question</text:p>
        </text:section>
        <text:h text:style-name="Heading_20_4" text:outline-level="4">Texte de la question</text:h>
        <text:p text:style-name="P6">La technologie ADSL fait appel à la notion de sous porteuse : la bande de fréquences comprise entre 0MHz et 1,1MHz environ est divisée en 255 intervalles de 4,3125kHz. À chaque intervalle est associée une sous-porteuse, qui donne un signal modulé. Quelle est la fréquence de signalisation maximum standard d’un canal (donnez la valeur numérique unitaire (pas de k, M…))</text:p>
        <text:p text:style-name="Text_20_body"><draw:frame draw:style-name="fr1" draw:name="Image5" text:anchor-type="as-char" svg:width="0.45cm" svg:height="0.45cm" draw:z-index="4"><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h text:style-name="Heading_20_4" text:outline-level="4">Feedback</text:h>
        <text:p text:style-name="P6">La réponse correcte est : 4800</text:p>
      </text:section>
      <text:section text:style-name="Sect1" text:name="q6">
        <text:h text:style-name="Heading_20_3" text:outline-level="3">Question 6</text:h>
        <text:p text:style-name="P6">Correct</text:p>
        <text:p text:style-name="P6">Note de 1,00 sur 1,00</text:p>
        <text:section text:style-name="Sect1" text:name="yui_3_17_2_1_1582532285572_80">
          <text:p text:style-name="P6"><text:soft-page-break/>Marquer la question</text:p>
        </text:section>
        <text:section text:style-name="Sect1" text:name="yui_3_17_2_1_1582532285572_172">
          <text:p text:style-name="P6"/>
          <text:section text:style-name="Sect1" text:name="yui_3_17_2_1_1582532285572_171">
            <text:h text:style-name="Heading_20_4" text:outline-level="4">Texte de la question</text:h>
            <text:section text:style-name="Sect1" text:name="yui_3_17_2_1_1582532285572_170">
              <text:p text:style-name="Text_20_body">La technologie ADSL fait appel à la notion de sous porteuse : la bande de fréquences comprise entre 0MHz et 1,1MHz environ est divisée en 255 intervalles de 4,3125kHz. À chaque intervalle est associée une sous-porteuse, qui donne un signal modulé. Sachant que le signal émis sur un canal a une puissance de 0,2 mW, quelle est la puissance maximum de bruit tolérable pour transmettre à 28800 b/s sur un canal (arrondir à la valeur entière inférieure en nW)?</text:p>
            </text:section>
            <text:p text:style-name="P6"><draw:frame draw:style-name="fr1" draw:name="Image6" text:anchor-type="as-char" svg:width="0.45cm" svg:height="0.45cm" draw:z-index="5"><draw:image xlink:href="Pictures/100001BD000001C2000001C24B07E66EE17483E4.svg" xlink:type="simple" xlink:show="embed" xlink:actuate="onLoad" loext:mime-type="image/svg+xml"/><draw:image xlink:href="Pictures/10000201000000110000001156A19C6FB6F657CE.png" xlink:type="simple" xlink:show="embed" xlink:actuate="onLoad"/><svg:title>Correct</svg:title></draw:frame></text:p>
          </text:section>
          <text:h text:style-name="Heading_20_4" text:outline-level="4">Feedback</text:h>
          <text:p text:style-name="P6">La réponse correcte est : 48</text:p>
        </text:section>
      </text:section>
      <text:section text:style-name="Sect1" text:name="q7">
        <text:h text:style-name="Heading_20_3" text:outline-level="3">Question 7</text:h>
        <text:p text:style-name="P6">Incorrect</text:p>
        <text:p text:style-name="P6">Note de 0,00 sur 1,00</text:p>
        <text:section text:style-name="Sect1" text:name="yui_3_17_2_1_1582532285572_89">
          <text:p text:style-name="P6">Marquer la question</text:p>
        </text:section>
        <text:section text:style-name="Sect1" text:name="yui_3_17_2_1_1582532285572_174">
          <text:p text:style-name="P6"/>
          <text:section text:style-name="Sect1" text:name="yui_3_17_2_1_1582532285572_173">
            <text:h text:style-name="Heading_20_4" text:outline-level="4">Texte de la question</text:h>
            <text:p text:style-name="P6">La technologie ADSL fait appel à la notion de sous porteuse : la bande de fréquences comprise entre 0MHz et 1,1MHz environ est divisée en 255 intervalles de 4,3125kHz.. À chaque intervalle est associée une sous-porteuse, qui donne un signal modulé. Sachant qu’on utilise 24 canaux pour le flux montant (vers internet), quel est le rapport S/B limite pour transmettre à 9600 b/s sur un canal ?</text:p>
            <text:p text:style-name="P6"><draw:frame draw:style-name="fr1" draw:name="Image7" text:anchor-type="as-char" svg:width="0.45cm" svg:height="0.45cm" draw:z-index="6"><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section>
          <text:section text:style-name="Sect1" text:name="yui_3_17_2_1_1582532285572_187">
            <text:h text:style-name="Heading_20_4" text:outline-level="4">Feedback</text:h>
            <text:section text:style-name="Sect1" text:name="yui_3_17_2_1_1582532285572_186">
              <text:p text:style-name="Text_20_body"/>
              <text:section text:style-name="Sect1" text:name="yui_3_17_2_1_1582532285572_185">
                <text:p text:style-name="Text_20_body">La réponse correcte est : 15</text:p>
              </text:section>
            </text:section>
          </text:section>
        </text:section>
      </text:section>
      <text:section text:style-name="Sect1" text:name="q8">
        <text:h text:style-name="Heading_20_3" text:outline-level="3">Question 8</text:h>
        <text:p text:style-name="P6">Incorrect</text:p>
        <text:p text:style-name="P6">Note de 0,00 sur 1,00</text:p>
        <text:section text:style-name="Sect1" text:name="yui_3_17_2_1_1582532285572_98">
          <text:p text:style-name="P6">Marquer la question</text:p>
        </text:section>
        <text:section text:style-name="Sect1" text:name="yui_3_17_2_1_1582532285572_178">
          <text:p text:style-name="P6"/>
          <text:section text:style-name="Sect1" text:name="yui_3_17_2_1_1582532285572_177">
            <text:h text:style-name="Heading_20_4" text:outline-level="4">Texte de la question</text:h>
            <text:p text:style-name="P6">La technologie ADSL fait appel à la notion de sous porteuse : la bande de fréquences comprise entre 0MHz et 1,1MHz environ est divisée en 255 intervalles de 4,3125kHz . À chaque intervalle est associée une sous-porteuse, qui donne un signal modulé. Sachant que le signal émis sur un canal a une puissance de 0,2 mW, quelle est la puissance maximum de bruit tolérable pour transmettre en utilisant un codage 4-QAM sur un canal (arrondir à la valeur entière inférieure en µW)?</text:p>
            <text:section text:style-name="Sect1" text:name="yui_3_17_2_1_1582532285572_176">
              <text:p text:style-name="P6"><text:bookmark text:name="yui_3_17_2_1_1582532285572_175"/><draw:frame draw:style-name="fr1" draw:name="Image8" text:anchor-type="as-char" svg:width="0.45cm" svg:height="0.45cm" draw:z-index="7"><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section>
          </text:section>
          <text:h text:style-name="Heading_20_4" text:outline-level="4">Feedback</text:h>
          <text:p text:style-name="P6">La réponse correcte est : 13</text:p>
        </text:section>
      </text:section>
      <text:section text:style-name="Sect1" text:name="q9">
        <text:h text:style-name="Heading_20_3" text:outline-level="3"><text:soft-page-break/>Question 9</text:h>
        <text:p text:style-name="P6">Incorrect</text:p>
        <text:p text:style-name="P6">Note de 0,00 sur 1,00</text:p>
        <text:section text:style-name="Sect1" text:name="yui_3_17_2_1_1582532285572_107">
          <text:p text:style-name="P6">Marquer la question</text:p>
        </text:section>
        <text:section text:style-name="Sect1" text:name="yui_3_17_2_1_1582532285572_182">
          <text:h text:style-name="Heading_20_4" text:outline-level="4">Texte de la question</text:h>
          <text:p text:style-name="P6">La technologie ADSL fait appel à la notion de sous porteuse : la bande de fréquences comprise entre 0MHz et 1,1MHz environ est divisée en 255 intervalles de 4,3125kHz. À chaque intervalle est associée une sous-porteuse, qui donne un signal modulé. Sachant que la famille de codage retenue ne permet qu'un codage d'un nombre pair de bits sur un signal et que que le signal émis sur un canal a une puissance de 0,2 mW, quel codage peut on avoir sur un canal lorsqu’on observe un bruit maximum de 0,9µW ?</text:p>
          <text:p text:style-name="P6">Veuillez choisir une réponse :</text:p>
          <text:p text:style-name="P6">64-QAM </text:p>
          <text:p text:style-name="P6">16-QAM <draw:frame draw:style-name="fr1" draw:name="Image9" text:anchor-type="as-char" svg:width="0.45cm" svg:height="0.45cm" draw:z-index="8"><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p text:style-name="P6">4-QAM </text:p>
          <text:section text:style-name="Sect1" text:name="yui_3_17_2_1_1582532285572_181">
            <text:h text:style-name="Heading_20_4" text:outline-level="4">Feedback</text:h>
            <text:section text:style-name="Sect1" text:name="yui_3_17_2_1_1582532285572_180">
              <text:p text:style-name="Text_20_body"/>
              <text:section text:style-name="Sect1" text:name="yui_3_17_2_1_1582532285572_179">
                <text:p text:style-name="Text_20_body">La réponse correcte est : 4-QAM</text:p>
              </text:section>
            </text:section>
          </text:section>
        </text:section>
      </text:section>
      <text:section text:style-name="Sect1" text:name="q10">
        <text:h text:style-name="Heading_20_3" text:outline-level="3">Question 10</text:h>
        <text:p text:style-name="P6">Incorrect</text:p>
        <text:p text:style-name="P6">Note de 0,00 sur 1,00</text:p>
        <text:section text:style-name="Sect1" text:name="yui_3_17_2_1_1582532285572_116">
          <text:p text:style-name="P6">Marquer la question</text:p>
        </text:section>
        <text:section text:style-name="Sect1" text:name="yui_3_17_2_1_1582532285572_184">
          <text:p text:style-name="P6"/>
          <text:section text:style-name="Sect1" text:name="yui_3_17_2_1_1582532285572_183">
            <text:h text:style-name="Heading_20_4" text:outline-level="4">Texte de la question</text:h>
            <text:p text:style-name="P6">La technologie ADSL fait appel à la notion de sous porteuse : la bande de fréquences comprise entre 0MHz et 1,1MHz environ est divisée en 255 intervalles de 4,3125kHz. À chaque intervalle est associée une sous-porteuse, qui donne un signal modulé. Sachant que la stratégie de codage utilisée pour l'aDSL ne permet le codage que d'un nombre pair de bits et que le signal émis sur un canal a une puissance de 0,2 mW, quel débit peut on avoir sur un canal lorsqu’on observe un bruit maximum de 0,01µW ?</text:p>
            <text:p text:style-name="P6"><draw:frame draw:style-name="fr1" draw:name="Image10" text:anchor-type="as-char" svg:width="0.45cm" svg:height="0.45cm" draw:z-index="9"><draw:image xlink:href="Pictures/10000205000001C2000001C2AB04F31198881129.svg" xlink:type="simple" xlink:show="embed" xlink:actuate="onLoad" loext:mime-type="image/svg+xml"/><draw:image xlink:href="Pictures/1000020100000011000000116B701DB033E72808.png" xlink:type="simple" xlink:show="embed" xlink:actuate="onLoad"/><svg:title>Incorrect</svg:title></draw:frame></text:p>
          </text:section>
          <text:h text:style-name="Heading_20_4" text:outline-level="4">Feedback</text:h>
          <text:p text:style-name="P6">La réponse correcte est : 28800</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09:32:24.100190655</meta:creation-date>
    <dc:date>2020-02-24T09:33:01.039023756</dc:date>
    <meta:editing-duration>PT39S</meta:editing-duration>
    <meta:editing-cycles>1</meta:editing-cycles>
    <meta:document-statistic meta:table-count="0" meta:image-count="10" meta:object-count="0" meta:page-count="4" meta:paragraph-count="108" meta:word-count="1047" meta:character-count="5824" meta:non-whitespace-character-count="4861"/>
    <meta:generator>LibreOffice/6.0.7.3$Linux_X86_64 LibreOffice_project/00m0$Build-3</meta:generator>
  </office:meta>
</office:document-meta>
</file>